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4.2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3.696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051cm" fo:padding-bottom="0.051cm" fo:padding-left="0.051cm" fo:padding-right="0.051cm"/>
    </style:style>
    <style:style style:name="gr5" style:family="graphic" style:parent-style-name="standard">
      <style:graphic-properties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cc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center" draw:textarea-vertical-align="middle"/>
    </style:style>
    <style:style style:name="gr9" style:family="graphic" style:parent-style-name="standard">
      <style:graphic-properties draw:fill="solid" draw:fill-color="#ff00ff" draw:textarea-horizontal-align="center" draw:textarea-vertical-align="middle"/>
    </style:style>
    <style:style style:name="gr10" style:family="graphic" style:parent-style-name="standard">
      <style:graphic-properties draw:fill="solid" draw:fill-color="#23ff23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0.479cm"/>
    </style:style>
    <style:style style:name="gr12" style:family="graphic" style:parent-style-name="standard">
      <style:graphic-properties draw:marker-end="Arrow" draw:marker-end-width="0.3cm" draw:fill="solid" draw:fill-color="#94bd5e" draw:textarea-horizontal-align="center" draw:textarea-vertical-align="middle"/>
    </style:style>
    <style:style style:name="gr13" style:family="graphic" style:parent-style-name="standard">
      <style:graphic-properties draw:fill="solid"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2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2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1.369cm"/>
    </style:style>
    <style:style style:name="gr17" style:family="graphic" style:parent-style-name="standard">
      <style:graphic-properties draw:fill="solid" draw:fill-color="#ff8080" draw:textarea-horizontal-align="center" draw:textarea-vertical-align="middle"/>
    </style:style>
    <style:style style:name="gr18" style:family="graphic" style:parent-style-name="standard">
      <style:graphic-properties draw:fill="solid" draw:fill-color="#ccccff" draw:textarea-horizontal-align="center" draw:textarea-vertical-align="middle"/>
    </style:style>
    <style:style style:name="gr19" style:family="graphic" style:parent-style-name="standard">
      <style:graphic-properties draw:fill="solid" draw:fill-color="#9999cc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family-generic="swiss" style:font-pitch="variable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family="'DejaVu Sans'" style:font-family-generic="swiss" style:font-pitch="variable"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family="'DejaVu Sans'" style:font-family-generic="swiss" style:font-pitch="variable" fo:font-size="24pt" fo:font-weight="bold" style:font-size-asian="24pt" style:font-size-complex="24pt"/>
    </style:style>
    <style:style style:name="P9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family="'DejaVu Sans'" style:font-family-generic="swiss" style:font-pitch="variable" fo:font-size="16pt" fo:font-weight="normal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family="'DejaVu Sans'" style:font-family-generic="swiss" style:font-pitch="variable" fo:font-size="20pt" style:font-size-asian="20pt" style:font-size-complex="20pt"/>
    </style:style>
    <style:style style:name="T2" style:family="text">
      <style:text-properties fo:font-family="'DejaVu Sans'" style:font-family-generic="swiss" style:font-pitch="variable" fo:font-size="18pt" style:font-size-asian="18pt" style:font-size-complex="18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 fo:font-size="24pt" fo:font-weight="bold" style:font-size-asian="24pt" style:font-size-complex="24pt"/>
    </style:style>
    <style:style style:name="T6" style:family="text">
      <style:text-properties fo:font-family="'DejaVu Sans'" style:font-family-generic="swiss" style:font-pitch="variable" fo:font-size="16pt" fo:font-weight="normal"/>
    </style:style>
    <style:style style:name="T7" style:family="text">
      <style:text-properties style:use-window-font-color="true" style:text-outline="false" style:text-line-through-style="none" fo:font-family="'DejaVu Sans'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69cm" svg:height="5.454cm" svg:x="1.415cm" svg:y="11.132cm">
          <draw:text-box>
            <text:p/>
          </draw:text-box>
        </draw:frame>
        <draw:frame draw:style-name="gr2" draw:text-style-name="P2" draw:layer="layout" svg:width="5.213cm" svg:height="0.822cm" draw:transform="rotate (1.5707963267946) translate (0.986cm 14.206cm)">
          <draw:text-box>
            <text:p text:style-name="P2"><text:span text:style-name="T1">Kernel's Space</text:span></text:p>
          </draw:text-box>
        </draw:frame>
        <draw:frame draw:style-name="gr3" draw:text-style-name="P2" draw:layer="layout" svg:width="4.561cm" svg:height="0.822cm" draw:transform="rotate (1.5707963267946) translate (0.986cm 6.026cm)">
          <draw:text-box>
            <text:p text:style-name="P2"><text:span text:style-name="T1">User's Space</text:span></text:p>
          </draw:text-box>
        </draw:frame>
        <draw:line draw:style-name="gr4" draw:text-style-name="P3" draw:layer="layout" svg:x1="1.062cm" svg:y1="6.448cm" svg:x2="14.565cm" svg:y2="6.449cm">
          <text:p/>
        </draw:line>
        <draw:line draw:style-name="gr5" draw:text-style-name="P3" draw:layer="layout" svg:x1="1.799cm" svg:y1="2.952cm" svg:x2="1.799cm" svg:y2="18.863cm">
          <text:p/>
        </draw:line>
        <draw:rect draw:style-name="gr6" draw:text-style-name="P4" draw:layer="layout" svg:width="3.001cm" svg:height="0.962cm" svg:x="3.711cm" svg:y="10.086cm">
          <text:p text:style-name="P4"><text:span text:style-name="T2">VFS</text:span></text:p>
        </draw:rect>
        <draw:rect draw:style-name="gr7" draw:text-style-name="P5" draw:layer="layout" svg:width="8.315cm" svg:height="3.098cm" svg:x="3.711cm" svg:y="6.796cm">
          <text:p text:style-name="P5"><text:span text:style-name="T3">NFS v4</text:span></text:p>
        </draw:rect>
        <draw:rect draw:style-name="gr7" draw:text-style-name="P4" draw:layer="layout" svg:width="5.063cm" svg:height="0.962cm" svg:x="6.963cm" svg:y="8.932cm">
          <text:p text:style-name="P4"><text:span text:style-name="T2">Compound</text:span></text:p>
        </draw:rect>
        <draw:rect draw:style-name="gr6" draw:text-style-name="P4" draw:layer="layout" svg:width="3.001cm" svg:height="0.962cm" svg:x="3.711cm" svg:y="11.306cm">
          <text:p text:style-name="P4"><text:span text:style-name="T2">FS</text:span></text:p>
        </draw:rect>
        <draw:rect draw:style-name="gr7" draw:text-style-name="P6" draw:layer="layout" svg:width="5.062cm" svg:height="0.962cm" svg:x="6.996cm" svg:y="12.493cm">
          <text:p text:style-name="P6"><text:span text:style-name="T4">Transport Switch</text:span></text:p>
        </draw:rect>
        <draw:rect draw:style-name="gr7" draw:text-style-name="P4" draw:layer="layout" svg:width="5.062cm" svg:height="0.962cm" svg:x="6.996cm" svg:y="11.274cm">
          <text:p text:style-name="P4"><text:span text:style-name="T2">XDR</text:span></text:p>
        </draw:rect>
        <draw:rect draw:style-name="gr7" draw:text-style-name="P4" draw:layer="layout" svg:width="5.062cm" svg:height="0.962cm" svg:x="6.996cm" svg:y="10.086cm">
          <text:p text:style-name="P4"><text:span text:style-name="T2">RPC</text:span></text:p>
        </draw:rect>
        <draw:rect draw:style-name="gr8" draw:text-style-name="P4" draw:layer="layout" svg:width="8.788cm" svg:height="0.962cm" svg:x="3.238cm" svg:y="16.117cm">
          <text:p text:style-name="P4"><text:span text:style-name="T2">Drivers</text:span></text:p>
        </draw:rect>
        <draw:rect draw:style-name="gr9" draw:text-style-name="P4" draw:layer="layout" svg:width="3.474cm" svg:height="0.962cm" svg:x="3.238cm" svg:y="17.658cm">
          <text:p text:style-name="P4"><text:span text:style-name="T2">Disks</text:span></text:p>
        </draw:rect>
        <draw:rect draw:style-name="gr9" draw:text-style-name="P4" draw:layer="layout" svg:width="5.063cm" svg:height="0.962cm" svg:x="7.034cm" svg:y="17.658cm">
          <text:p text:style-name="P4"><text:span text:style-name="T2">Ethernet Cards</text:span></text:p>
        </draw:rect>
        <draw:rect draw:style-name="gr10" draw:text-style-name="P4" draw:layer="layout" svg:width="2.467cm" svg:height="1.023cm" draw:transform="rotate (1.5707963267946) translate (12.291cm 6.253cm)">
          <text:p text:style-name="P4"><text:span text:style-name="T2">Kerberos</text:span></text:p>
        </draw:rect>
        <draw:rect draw:style-name="gr10" draw:text-style-name="P4" draw:layer="layout" svg:width="2.435cm" svg:height="0.894cm" draw:transform="rotate (1.5707963267946) translate (13.607cm 6.253cm)">
          <text:p text:style-name="P4"><text:span text:style-name="T2">SPKM</text:span></text:p>
        </draw:rect>
        <draw:line draw:style-name="gr4" draw:text-style-name="P3" draw:layer="layout" svg:x1="1.093cm" svg:y1="17.355cm" svg:x2="14.596cm" svg:y2="17.356cm">
          <text:p/>
        </draw:line>
        <draw:frame draw:style-name="gr11" draw:text-style-name="P8" draw:layer="layout" svg:width="12.181cm" svg:height="0.987cm" svg:x="2.144cm" svg:y="0.863cm">
          <draw:text-box>
            <text:p text:style-name="P7"><text:span text:style-name="T5">Linux NFSv4 Architecture</text:span></text:p>
          </draw:text-box>
        </draw:frame>
        <draw:line draw:style-name="gr12" draw:text-style-name="P3" draw:layer="layout" svg:x1="5.007cm" svg:y1="12.607cm" svg:x2="5.007cm" svg:y2="15.847cm">
          <text:p/>
        </draw:line>
        <draw:rect draw:style-name="gr10" draw:text-style-name="P4" draw:layer="layout" svg:width="2.177cm" svg:height="0.962cm" svg:x="12.291cm" svg:y="2.582cm">
          <text:p text:style-name="P4"><text:span text:style-name="T2">gssd</text:span></text:p>
        </draw:rect>
        <draw:rect draw:style-name="gr13" draw:text-style-name="P4" draw:layer="layout" svg:width="2.776cm" svg:height="1.438cm" draw:transform="rotate (1.5707963267946) translate (1.998cm 6.109cm)">
          <text:p text:style-name="P4"><text:span text:style-name="T2">ACLs</text:span></text:p>
        </draw:rect>
        <draw:frame draw:style-name="gr14" draw:text-style-name="P10" draw:layer="layout" svg:width="1.628cm" svg:height="0.653cm" svg:x="2.013cm" svg:y="5.522cm">
          <draw:text-box>
            <text:p text:style-name="P9"><text:span text:style-name="T6">Client</text:span></text:p>
          </draw:text-box>
        </draw:frame>
        <draw:frame draw:style-name="gr15" draw:text-style-name="P4" draw:layer="layout" svg:width="2.792cm" svg:height="1.475cm" draw:transform="rotate (1.5707963267946) translate (3.966cm 9.728cm)">
          <draw:text-box>
            <text:p text:style-name="P4"><text:span text:style-name="T2">Lock</text:span></text:p>
            <text:p text:style-name="P4"><text:span text:style-name="T2">Manager</text:span></text:p>
          </draw:text-box>
        </draw:frame>
        <draw:rect draw:style-name="gr13" draw:text-style-name="P4" draw:layer="layout" svg:width="3.122cm" svg:height="1.439cm" draw:transform="rotate (1.5707963267946) translate (1.997cm 9.894cm)">
          <text:p text:style-name="P4"><text:span text:style-name="T2">NFS</text:span></text:p>
          <text:p text:style-name="P4"><text:span text:style-name="T2">ACLs</text:span></text:p>
        </draw:rect>
        <draw:frame draw:style-name="gr16" draw:text-style-name="P10" draw:layer="layout" svg:width="1.852cm" svg:height="0.653cm" svg:x="1.986cm" svg:y="9.293cm">
          <draw:text-box>
            <text:p text:style-name="P9"><text:span text:style-name="T6">Server</text:span></text:p>
          </draw:text-box>
        </draw:frame>
        <draw:rect draw:style-name="gr13" draw:text-style-name="P12" draw:layer="layout" svg:width="2.115cm" svg:height="1.45cm" draw:transform="rotate (1.5707963267946) translate (1.986cm 12.254cm)">
          <text:p text:style-name="P11"><text:span text:style-name="T7">POSIX</text:span></text:p>
          <text:p text:style-name="P11"><text:span text:style-name="T7"><text:s/></text:span><text:span text:style-name="T7">ACLs</text:span></text:p>
        </draw:rect>
        <draw:frame draw:style-name="gr16" draw:text-style-name="P10" draw:layer="layout" svg:width="1.852cm" svg:height="0.653cm" svg:x="1.958cm" svg:y="12.254cm">
          <draw:text-box>
            <text:p text:style-name="P9"><text:span text:style-name="T6">Server</text:span></text:p>
          </draw:text-box>
        </draw:frame>
        <draw:rect draw:style-name="gr10" draw:text-style-name="P4" draw:layer="layout" svg:width="2.177cm" svg:height="0.694cm" svg:x="12.291cm" svg:y="6.797cm">
          <text:p text:style-name="P4"><text:span text:style-name="T2">gss</text:span></text:p>
        </draw:rect>
        <draw:rect draw:style-name="gr10" draw:text-style-name="P4" draw:layer="layout" svg:width="2.226cm" svg:height="1.023cm" draw:transform="rotate (1.5707963267946) translate (12.291cm 9.923cm)">
          <text:p text:style-name="P4"><text:span text:style-name="T2">Kerberos</text:span></text:p>
        </draw:rect>
        <draw:rect draw:style-name="gr10" draw:text-style-name="P4" draw:layer="layout" svg:width="2.226cm" svg:height="0.894cm" draw:transform="rotate (1.5707963267946) translate (13.574cm 9.923cm)">
          <text:p text:style-name="P4"><text:span text:style-name="T2">SPKM</text:span></text:p>
        </draw:rect>
        <draw:rect draw:style-name="gr7" draw:text-style-name="P4" draw:layer="layout" svg:width="3.529cm" svg:height="0.962cm" draw:transform="rotate (1.5707963267946) translate (7.235cm 6.098cm)">
          <text:p text:style-name="P4"><text:span text:style-name="T2">IDMAP</text:span></text:p>
        </draw:rect>
        <draw:rect draw:style-name="gr17" draw:text-style-name="P4" draw:layer="layout" svg:width="2.274cm" svg:height="0.962cm" svg:x="8.486cm" svg:y="5.146cm">
          <text:p text:style-name="P4"><text:span text:style-name="T2">TI-RPC</text:span></text:p>
        </draw:rect>
        <draw:rect draw:style-name="gr7" draw:text-style-name="P4" draw:layer="layout" svg:width="2.391cm" svg:height="1.045cm" draw:transform="rotate (1.5707963267946) translate (8.524cm 4.946cm)">
          <text:p text:style-name="P4"><text:span text:style-name="T2">mount</text:span></text:p>
        </draw:rect>
        <draw:rect draw:style-name="gr18" draw:text-style-name="P4" draw:layer="layout" svg:width="3.832cm" svg:height="0.962cm" svg:x="8.198cm" svg:y="13.744cm">
          <text:p text:style-name="P4"><text:span text:style-name="T2">TCP</text:span></text:p>
        </draw:rect>
        <draw:rect draw:style-name="gr19" draw:text-style-name="P4" draw:layer="layout" svg:width="2.181cm" svg:height="1cm" draw:transform="rotate (1.5707963267946) translate (6.996cm 15.879cm)">
          <text:p text:style-name="P4"><text:span text:style-name="T2">RDMA</text:span></text:p>
        </draw:rect>
        <draw:rect draw:style-name="gr17" draw:text-style-name="P4" draw:layer="layout" svg:width="1.861cm" svg:height="0.962cm" svg:x="10.203cm" svg:y="14.901cm">
          <text:p text:style-name="P4"><text:span text:style-name="T2">IPv6</text:span></text:p>
        </draw:rect>
        <draw:rect draw:style-name="gr18" draw:text-style-name="P4" draw:layer="layout" svg:width="1.722cm" svg:height="0.962cm" svg:x="8.198cm" svg:y="14.901cm">
          <text:p text:style-name="P4"><text:span text:style-name="T2">IPv4</text:span></text:p>
        </draw:rect>
        <draw:rect draw:style-name="gr7" draw:text-style-name="P4" draw:layer="layout" svg:width="1.564cm" svg:height="0.962cm" draw:transform="rotate (1.5707963267946) translate (4.615cm 6.109cm)">
          <text:p text:style-name="P4"><text:span text:style-name="T2">nfsd</text:span></text:p>
        </draw:rect>
        <draw:frame draw:style-name="gr14" draw:text-style-name="P10" draw:layer="layout" svg:width="1.628cm" svg:height="0.653cm" svg:x="9.613cm" svg:y="4.323cm">
          <draw:text-box>
            <text:p text:style-name="P9"><text:span text:style-name="T6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5-01-21T10:03:47</meta:creation-date>
    <dc:date>2010-05-16T15:45:55</dc:date>
    <meta:print-date>2005-01-27T15:08:30</meta:print-date>
    <dc:language>en-US</dc:language>
    <meta:editing-cycles>63</meta:editing-cycles>
    <meta:editing-duration>PT152H51M27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